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299cm" svg:height="2.199cm" svg:x="1.2cm" svg:y="0.7cm" svg:viewBox="0 0 1300 2200" draw:points="0,0 0,2199 1299,2200 1300,0">
          <text:p/>
        </draw:polygon>
        <draw:line draw:style-name="gr1" draw:layer="layout" svg:x1="1.556cm" svg:y1="1.876cm" svg:x2="2.132cm" svg:y2="1.141cm">
          <text:p/>
        </draw:line>
        <draw:polygon draw:style-name="gr2" draw:layer="layout" svg:width="0.806cm" svg:height="0.901cm" svg:x="1.325cm" svg:y="0.973cm" svg:viewBox="0 0 807 902" draw:points="0,714 560,0 807,167 231,902">
          <text:p/>
        </draw:polygon>
        <draw:polygon draw:style-name="gr1" draw:layer="layout" svg:width="0.806cm" svg:height="0.901cm" svg:x="1.325cm" svg:y="0.973cm" svg:viewBox="0 0 807 902" draw:points="0,714 560,0 807,167 231,902">
          <text:p/>
        </draw:polygon>
        <draw:frame draw:style-name="gr3" draw:layer="layout" svg:width="1.2cm" svg:height="0.601cm" draw:transform="rotate (-1.5707963267949) translate (2.6cm 0.6cm)">
          <draw:text-box>
            <text:p text:style-name="P1"><text:span text:style-name="T1">СИГН. </text:span></text:p>
          </draw:text-box>
        </draw:frame>
        <draw:frame draw:style-name="gr3" draw:layer="layout" svg:width="1.2cm" svg:height="0.601cm" draw:transform="rotate (-1.5707963267949) translate (2.6cm 1.85cm)">
          <draw:text-box>
            <text:p text:style-name="P1"><text:span text:style-name="T1">ОТКЛ. </text:span></text:p>
          </draw:text-box>
        </draw:frame>
        <draw:path draw:style-name="gr4" draw:layer="layout" svg:width="0.299cm" svg:height="0.299cm" svg:x="1.3cm" svg:y="1.62cm" svg:viewBox="0 0 300 300" svg:d="M150 0c28 0 51 6 75 20s41 31 55 55 20 47 20 75-6 51-20 75-31 41-55 55-47 20-75 20-51-6-75-20-41-31-55-55-20-47-20-75 6-51 20-75 31-41 55-55 47-20 75-20z">
          <text:p/>
        </draw:path>
        <draw:path draw:style-name="gr1" draw:layer="layout" svg:width="0.299cm" svg:height="0.299cm" svg:x="1.3cm" svg:y="1.62cm" svg:viewBox="0 0 300 300" svg:d="M150 0c28 0 51 6 75 20s41 31 55 55 20 47 20 75-6 51-20 75-31 41-55 55-47 20-75 20-51-6-75-20-41-31-55-55-20-47-20-75 6-51 20-75 31-41 55-55 47-20 75-20z">
          <text:p/>
        </draw:path>
        <draw:path draw:style-name="gr4" draw:layer="layout" svg:width="0.299cm" svg:height="0.299cm" svg:x="1.87cm" svg:y="0.9cm" svg:viewBox="0 0 300 300" svg:d="M150 0c28 0 51 6 75 20s41 31 55 55 20 47 20 75-6 51-20 75-31 41-55 55-47 20-75 20-51-6-75-20-41-31-55-55-20-47-20-75 6-51 20-75 31-41 55-55 47-20 75-20z">
          <text:p/>
        </draw:path>
        <draw:path draw:style-name="gr1" draw:layer="layout" svg:width="0.299cm" svg:height="0.299cm" svg:x="1.87cm" svg:y="0.9cm" svg:viewBox="0 0 300 300" svg:d="M150 0c28 0 51 6 75 20s41 31 55 55 20 47 20 75-6 51-20 75-31 41-55 55-47 20-75 20-51-6-75-20-41-31-55-55-20-47-20-75 6-51 20-75 31-41 55-55 47-20 75-20z">
          <text:p/>
        </draw:path>
        <draw:line draw:style-name="gr1" draw:layer="layout" svg:x1="1.556cm" svg:y1="1.669cm" svg:x2="2.132cm" svg:y2="2.404cm">
          <text:p/>
        </draw:line>
        <draw:polygon draw:style-name="gr1" draw:layer="layout" svg:width="0.806cm" svg:height="0.901cm" svg:x="1.325cm" svg:y="1.669cm" svg:viewBox="0 0 807 902" draw:points="0,188 560,902 807,735 231,0">
          <text:p/>
        </draw:polygon>
        <draw:path draw:style-name="gr4" draw:layer="layout" svg:width="0.299cm" svg:height="0.297cm" svg:x="1.87cm" svg:y="2.345cm" svg:viewBox="0 0 300 298" svg:d="M150 298c-28 0-51-6-75-20s-41-31-55-54c-14-24-20-48-20-75s6-51 20-74c14-24 31-41 55-55s47-20 75-20 51 6 75 20 41 31 55 55c14 23 20 46 20 73v1c0 27-6 51-20 75-14 23-31 40-55 54s-47 20-75 20z">
          <text:p/>
        </draw:path>
        <draw:path draw:style-name="gr1" draw:layer="layout" svg:width="0.299cm" svg:height="0.297cm" svg:x="1.87cm" svg:y="2.345cm" svg:viewBox="0 0 300 298" svg:d="M150 298c-28 0-51-6-75-20s-41-31-55-54c-14-24-20-48-20-75s6-51 20-74c14-24 31-41 55-55s47-20 75-20 51 6 75 20 41 31 55 55c14 23 20 46 20 73v1c0 27-6 51-20 75-14 23-31 40-55 54s-47 20-75 20z">
          <text:p/>
        </draw:path>
        <draw:polygon draw:style-name="gr4" draw:layer="layout" svg:width="0.738cm" svg:height="0.264cm" svg:x="1.46cm" svg:y="1.64cm" svg:viewBox="0 0 739 265" draw:points="0,0 0,264 739,265 739,0">
          <text:p/>
        </draw:polygon>
        <draw:polygon draw:style-name="gr1" draw:layer="layout" svg:width="0.738cm" svg:height="0.264cm" svg:x="1.46cm" svg:y="1.64cm" svg:viewBox="0 0 739 265" draw:points="0,0 0,264 739,265 739,0">
          <text:p/>
        </draw:polygon>
        <draw:path draw:style-name="gr4" draw:layer="layout" svg:width="0.299cm" svg:height="0.299cm" svg:x="2.02cm" svg:y="1.62cm" svg:viewBox="0 0 300 300" svg:d="M150 300c-28 0-51-6-75-20s-41-31-55-55-20-47-20-75 6-51 20-75 31-41 55-55 47-20 75-20 51 6 75 20 41 31 55 55 20 47 20 75-6 51-20 75-31 41-55 55-47 20-75 20z">
          <text:p/>
        </draw:path>
        <draw:path draw:style-name="gr1" draw:layer="layout" svg:width="0.299cm" svg:height="0.299cm" svg:x="2.02cm" svg:y="1.62cm" svg:viewBox="0 0 300 300" svg:d="M150 300c-28 0-51-6-75-20s-41-31-55-55-20-47-20-75 6-51 20-75 31-41 55-55 47-20 75-20 51 6 75 20 41 31 55 55 20 47 20 75-6 51-20 75-31 41-55 55-47 20-75 20z">
          <text:p/>
        </draw:path>
        <draw:path draw:style-name="gr4" draw:layer="layout" svg:width="0.299cm" svg:height="0.299cm" svg:x="1.3cm" svg:y="1.625cm" svg:viewBox="0 0 300 300" svg:d="M150 300c-28 0-51-6-75-20s-41-31-55-55-20-47-20-75 6-51 20-75 31-41 55-55 47-20 75-20 51 6 75 20 41 31 55 55 20 47 20 75-6 51-20 75-31 41-55 55-47 20-75 20z">
          <text:p/>
        </draw:path>
        <draw:path draw:style-name="gr1" draw:layer="layout" svg:width="0.299cm" svg:height="0.299cm" svg:x="1.3cm" svg:y="1.625cm" svg:viewBox="0 0 300 300" svg:d="M150 300c-28 0-51-6-75-20s-41-31-55-55-20-47-20-75 6-51 20-75 31-41 55-55 47-20 75-20 51 6 75 20 41 31 55 55 20 47 20 75-6 51-20 75-31 41-55 55-47 20-75 2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29:27.937000000</meta:creation-date>
    <meta:editing-duration>PT7S</meta:editing-duration>
    <meta:editing-cycles>2</meta:editing-cycles>
    <meta:generator>LibreOffice/4.3.6.2$Windows_x86 LibreOffice_project/d50a87b2e514536ed401c18000dad4660b6a169e</meta:generator>
    <dc:date>2015-09-29T10:29:35.593000000</dc:date>
    <meta:document-statistic meta:object-count="20"/>
    <meta:template xlink:type="simple" xlink:actuate="onRequest" xlink:title="1" xlink:href="file:///C:/Documents%20and%20Settings/User/Application%20Data/LibreOffice/4/user/template/1.otg" meta:date="2015-09-29T10:29:27.875000000"/>
  </office:meta>
</office:document-meta>
</file>